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3in" fo:margin-left="0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B" style:family="table-column">
      <style:table-column-properties style:column-width="4.091in"/>
    </style:style>
    <style:style style:name="Table1.1" style:family="table-row">
      <style:table-row-properties style:min-row-height="0.4389in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P1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ize="10.5pt" fo:font-style="normal" fo:font-weight="normal" officeooo:rsid="0017fb32" officeooo:paragraph-rsid="0017fb32" style:font-size-asian="9.14999961853027pt" style:font-style-asian="normal" style:font-weight-asian="normal" style:font-size-complex="10.5pt" style:font-style-complex="normal" style:font-weight-complex="normal"/>
    </style:style>
    <style:style style:name="P2" style:family="paragraph" style:parent-style-name="No_20_Spacing">
      <style:paragraph-properties fo:margin-left="0.1874in" fo:margin-right="0in" fo:text-indent="-0.3126in" style:auto-text-indent="false">
        <style:tab-stops>
          <style:tab-stop style:position="7.25in" style:type="right"/>
        </style:tab-stops>
      </style:paragraph-properties>
    </style:style>
    <style:style style:name="P3" style:family="paragraph" style:parent-style-name="No_20_Spacing">
      <style:paragraph-properties fo:margin-left="0.1874in" fo:margin-right="0in" fo:text-indent="-0.3126in" style:auto-text-indent="false">
        <style:tab-stops>
          <style:tab-stop style:position="7.25in" style:type="right"/>
        </style:tab-stops>
      </style:paragraph-properties>
      <style:text-properties style:font-name="Times New Roman" fo:font-size="10.5pt" fo:font-weight="bold" style:font-size-asian="10.5pt" style:font-weight-asian="bold" style:font-name-complex="Times New Roman1" style:font-size-complex="10.5pt"/>
    </style:style>
    <style:style style:name="P4" style:family="paragraph" style:parent-style-name="No_20_Spacing">
      <style:paragraph-properties fo:margin-left="0.1874in" fo:margin-right="0in" fo:text-indent="-0.3126in" style:auto-text-indent="false">
        <style:tab-stops>
          <style:tab-stop style:position="7.25in" style:type="right"/>
        </style:tab-stops>
      </style:paragraph-properties>
      <style:text-properties style:font-name="Times New Roman" fo:font-size="10.5pt" style:font-size-asian="10.5pt" style:font-name-complex="Times New Roman1" style:font-size-complex="10.5pt"/>
    </style:style>
    <style:style style:name="P5" style:family="paragraph" style:parent-style-name="No_20_Spacing">
      <style:paragraph-properties fo:margin-left="0.1799in" fo:margin-right="0in" fo:line-height="50%" fo:text-indent="-0.3098in" style:auto-text-indent="false">
        <style:tab-stops>
          <style:tab-stop style:position="7.25in" style:type="right"/>
        </style:tab-stops>
      </style:paragraph-properties>
      <style:text-properties style:font-name="Times New Roman" fo:font-size="10.5pt" style:font-size-asian="10.5pt" style:font-name-complex="Times New Roman1" style:font-size-complex="10.5pt"/>
    </style:style>
    <style:style style:name="P6" style:family="paragraph" style:parent-style-name="No_20_Spacing">
      <style:paragraph-properties fo:margin-left="0.5in" fo:margin-right="0in" fo:text-indent="-0.3126in" style:auto-text-indent="false"/>
    </style:style>
    <style:style style:name="P7" style:family="paragraph" style:parent-style-name="No_20_Spacing">
      <style:paragraph-properties fo:margin-left="0.5in" fo:margin-right="0in" fo:text-indent="-0.3126in" style:auto-text-indent="false"/>
      <style:text-properties officeooo:paragraph-rsid="00171dae"/>
    </style:style>
    <style:style style:name="P8" style:family="paragraph" style:parent-style-name="No_20_Spacing">
      <style:paragraph-properties fo:margin-left="0in" fo:margin-right="0in" fo:text-indent="0.1874in" style:auto-text-indent="false"/>
    </style:style>
    <style:style style:name="P9" style:family="paragraph" style:parent-style-name="No_20_Spacing">
      <style:paragraph-properties fo:margin-left="1in" fo:margin-right="0in" fo:line-height="50%" fo:text-indent="0in" style:auto-text-indent="false"/>
    </style:style>
    <style:style style:name="P10" style:family="paragraph" style:parent-style-name="No_20_Spacing">
      <style:paragraph-properties fo:margin-left="0.25in" fo:margin-right="0in" fo:line-height="100%" fo:text-indent="-0.3752in" style:auto-text-indent="false"/>
      <style:text-properties officeooo:paragraph-rsid="001bf4e6"/>
    </style:style>
    <style:style style:name="P11" style:family="paragraph" style:parent-style-name="No_20_Spacing">
      <style:paragraph-properties fo:margin-left="0.25in" fo:margin-right="0in" fo:text-indent="-0.3752in" style:auto-text-indent="false"/>
      <style:text-properties officeooo:paragraph-rsid="001bf4e6"/>
    </style:style>
    <style:style style:name="P12" style:family="paragraph" style:parent-style-name="No_20_Spacing">
      <style:paragraph-properties fo:margin-left="0.25in" fo:margin-right="0in" fo:text-indent="-0.3752in" style:auto-text-indent="false"/>
      <style:text-properties style:font-name="Times New Roman" fo:font-size="10.5pt" fo:font-weight="bold" style:font-size-asian="10.5pt" style:font-weight-asian="bold" style:font-name-complex="Times New Roman1" style:font-size-complex="10.5pt"/>
    </style:style>
    <style:style style:name="P13" style:family="paragraph" style:parent-style-name="No_20_Spacing">
      <style:paragraph-properties fo:margin-left="0.25in" fo:margin-right="0in" fo:text-indent="-0.3752in" style:auto-text-indent="false"/>
      <style:text-properties style:font-name="Times New Roman" fo:font-size="10.5pt" fo:font-weight="bold" officeooo:paragraph-rsid="001bf4e6" style:font-size-asian="10.5pt" style:font-weight-asian="bold" style:font-name-complex="Times New Roman1" style:font-size-complex="10.5pt"/>
    </style:style>
    <style:style style:name="P14" style:family="paragraph" style:parent-style-name="No_20_Spacing">
      <style:paragraph-properties fo:margin-left="0.1874in" fo:margin-right="0in" fo:text-indent="0in" style:auto-text-indent="false">
        <style:tab-stops>
          <style:tab-stop style:position="7.25in" style:type="right"/>
        </style:tab-stops>
      </style:paragraph-properties>
    </style:style>
    <style:style style:name="P15" style:family="paragraph" style:parent-style-name="No_20_Spacing">
      <loext:graphic-properties draw:fill="none"/>
      <style:paragraph-properties fo:margin-left="0.1874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weight="bold" officeooo:rsid="00125523" officeooo:paragraph-rsid="001aebc3" style:font-weight-asian="bold" style:font-weight-complex="bold"/>
    </style:style>
    <style:style style:name="P16" style:family="paragraph" style:parent-style-name="No_20_Spacing">
      <loext:graphic-properties draw:fill="none"/>
      <style:paragraph-properties fo:margin-left="0.1874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tyle="italic" fo:font-weight="normal" officeooo:rsid="0019d31d" officeooo:paragraph-rsid="0019d31d" style:font-style-asian="italic" style:font-weight-asian="normal" style:font-style-complex="italic" style:font-weight-complex="normal"/>
    </style:style>
    <style:style style:name="P17" style:family="paragraph" style:parent-style-name="No_20_Spacing">
      <loext:graphic-properties draw:fill="none"/>
      <style:paragraph-properties fo:margin-left="0.1874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ize="10.5pt" fo:font-style="italic" fo:font-weight="normal" officeooo:rsid="00125523" officeooo:paragraph-rsid="00125523" style:font-size-asian="9.14999961853027pt" style:font-style-asian="italic" style:font-weight-asian="normal" style:font-size-complex="10.5pt" style:font-style-complex="italic" style:font-weight-complex="normal"/>
    </style:style>
    <style:style style:name="P18" style:family="paragraph" style:parent-style-name="No_20_Spacing">
      <loext:graphic-properties draw:fill="none"/>
      <style:paragraph-properties fo:margin-left="0.1874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ize="10.5pt" fo:font-style="italic" fo:font-weight="normal" officeooo:rsid="00125523" officeooo:paragraph-rsid="00171dae" style:font-size-asian="9.14999961853027pt" style:font-style-asian="italic" style:font-weight-asian="normal" style:font-size-complex="10.5pt" style:font-style-complex="italic" style:font-weight-complex="normal"/>
    </style:style>
    <style:style style:name="P19" style:family="paragraph" style:parent-style-name="No_20_Spacing" style:master-page-name="">
      <loext:graphic-properties draw:fill="none"/>
      <style:paragraph-properties fo:margin-left="0.1874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weight="bold" officeooo:rsid="00125523" officeooo:paragraph-rsid="00171dae" style:font-weight-asian="bold" style:font-weight-complex="bold"/>
    </style:style>
    <style:style style:name="P20" style:family="paragraph" style:parent-style-name="No_20_Spacing" style:master-page-name="">
      <loext:graphic-properties draw:fill="none"/>
      <style:paragraph-properties fo:margin-left="0.1874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weight="bold" officeooo:rsid="00125523" officeooo:paragraph-rsid="00125523" style:font-weight-asian="bold" style:font-weight-complex="bold"/>
    </style:style>
    <style:style style:name="P21" style:family="paragraph" style:parent-style-name="Standard">
      <style:paragraph-properties fo:margin-top="0in" fo:margin-bottom="0.139in" style:contextual-spacing="true" fo:line-height="90%" fo:text-align="end" style:justify-single-word="false"/>
      <style:text-properties style:font-name="Times New Roman" officeooo:rsid="00125523" officeooo:paragraph-rsid="001d9595" style:font-name-complex="Times New Roman1"/>
    </style:style>
    <style:style style:name="P22" style:family="paragraph" style:parent-style-name="Standard">
      <style:paragraph-properties fo:margin-top="0in" fo:margin-bottom="0.139in" style:contextual-spacing="true" fo:line-height="90%" fo:text-align="center" style:justify-single-word="false"/>
      <style:text-properties style:font-name="Times New Roman" fo:font-size="20pt" fo:font-weight="bold" style:font-size-asian="20pt" style:font-weight-asian="bold" style:font-name-complex="Times New Roman1" style:font-size-complex="20pt"/>
    </style:style>
    <style:style style:name="P23" style:family="paragraph" style:parent-style-name="Standard">
      <style:paragraph-properties fo:margin-top="0in" fo:margin-bottom="0.139in" style:contextual-spacing="true" fo:line-height="90%" fo:text-align="end" style:justify-single-word="false" fo:orphans="2" fo:widows="2"/>
      <style:text-properties style:font-name="Times New Roman" fo:font-size="11pt" fo:language="en" fo:country="US" officeooo:paragraph-rsid="001d9595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4" style:family="paragraph" style:parent-style-name="Standard">
      <style:paragraph-properties fo:margin-top="0in" fo:margin-bottom="0in" style:contextual-spacing="true" fo:line-height="90%" fo:text-align="start" style:justify-single-word="false" fo:orphans="2" fo:widows="2"/>
      <style:text-properties style:font-name="Times New Roman" fo:font-size="11pt" fo:language="en" fo:country="US" fo:font-weight="bold" officeooo:rsid="00125523" officeooo:paragraph-rsid="00125523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25" style:family="paragraph" style:parent-style-name="Standard">
      <style:paragraph-properties fo:margin-top="0in" fo:margin-bottom="0in" style:contextual-spacing="true" fo:line-height="90%" fo:text-align="end" style:justify-single-word="false" fo:orphans="2" fo:widows="2"/>
      <style:text-properties style:font-name="Times New Roman" fo:font-size="11pt" fo:language="en" fo:country="US" officeooo:paragraph-rsid="001f9c0a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6" style:family="paragraph" style:parent-style-name="Standard">
      <style:paragraph-properties fo:margin-top="0in" fo:margin-bottom="0in" style:contextual-spacing="true" fo:line-height="90%" fo:text-align="start" style:justify-single-word="false" fo:orphans="2" fo:widows="2"/>
      <style:text-properties style:font-name="Times New Roman" fo:font-size="11pt" fo:language="en" fo:country="US" officeooo:rsid="00125523" officeooo:paragraph-rsid="00125523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7" style:family="paragraph" style:parent-style-name="No_20_Spacing">
      <style:paragraph-properties fo:margin-left="0in" fo:margin-right="0in" fo:text-indent="-0.1252in" style:auto-text-indent="false"/>
      <style:text-properties style:font-name="Times New Roman" fo:font-size="10.5pt" fo:font-weight="bold" style:font-size-asian="10.5pt" style:font-weight-asian="bold" style:font-name-complex="Times New Roman1" style:font-size-complex="10.5pt"/>
    </style:style>
    <style:style style:name="P28" style:family="paragraph" style:parent-style-name="Standard">
      <style:paragraph-properties fo:margin-top="0in" fo:margin-bottom="0in" style:contextual-spacing="true" fo:line-height="90%" fo:text-align="start" style:justify-single-word="false" fo:orphans="2" fo:widows="2"/>
      <style:text-properties style:font-name="Times New Roman" fo:font-size="11pt" fo:language="en" fo:country="US" officeooo:rsid="001fda12" officeooo:paragraph-rsid="001fda12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9" style:family="paragraph" style:parent-style-name="List_20_Paragraph" style:list-style-name="WWNum3">
      <loext:graphic-properties draw:fill="none"/>
      <style:paragraph-properties fo:margin-left="0.5626in" fo:margin-right="0in" fo:margin-top="0in" fo:margin-bottom="0in" style:contextual-spacing="false" fo:line-height="100%" fo:text-align="start" style:justify-single-word="false" fo:orphans="2" fo:widows="2" fo:text-indent="-0.1874in" style:auto-text-indent="false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ize="10.5pt" fo:font-style="normal" fo:font-weight="normal" officeooo:rsid="0017fb32" officeooo:paragraph-rsid="0017fb32" style:font-size-asian="10.5pt" style:font-style-asian="normal" style:font-weight-asian="normal" style:font-name-complex="Times New Roman1" style:font-size-complex="10.5pt" style:font-style-complex="normal" style:font-weight-complex="normal"/>
    </style:style>
    <style:style style:name="P30" style:family="paragraph" style:parent-style-name="List_20_Paragraph" style:list-style-name="WWNum3">
      <loext:graphic-properties draw:fill="none"/>
      <style:paragraph-properties fo:margin-left="0.5626in" fo:margin-right="0in" fo:margin-top="0in" fo:margin-bottom="0in" style:contextual-spacing="false" fo:line-height="100%" fo:text-align="start" style:justify-single-word="false" fo:orphans="2" fo:widows="2" fo:text-indent="-0.1874in" style:auto-text-indent="false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ize="10.5pt" fo:font-style="normal" fo:font-weight="normal" officeooo:rsid="00125523" officeooo:paragraph-rsid="00125523" style:font-size-asian="10.5pt" style:font-style-asian="normal" style:font-weight-asian="normal" style:font-size-complex="10.5pt" style:font-style-complex="normal" style:font-weight-complex="normal"/>
    </style:style>
    <style:style style:name="P31" style:family="paragraph" style:parent-style-name="List_20_Paragraph" style:list-style-name="WWNum3">
      <style:paragraph-properties fo:margin-left="0.5626in" fo:margin-right="0in" fo:line-height="100%" fo:text-indent="-0.1874in" style:auto-text-indent="false"/>
      <style:text-properties style:font-name="Times New Roman" fo:font-size="10.5pt" style:font-size-asian="10.5pt" style:font-name-complex="Times New Roman1" style:font-size-complex="10.5pt"/>
    </style:style>
    <style:style style:name="P32" style:family="paragraph" style:parent-style-name="List_20_Paragraph" style:list-style-name="WWNum3" style:master-page-name="">
      <loext:graphic-properties draw:fill="none"/>
      <style:paragraph-properties fo:margin-left="1in" fo:margin-right="0in" fo:margin-top="0in" fo:margin-bottom="0in" style:contextual-spacing="false" fo:line-height="100%" fo:text-align="start" style:justify-single-word="false" fo:orphans="2" fo:widows="2" fo:text-indent="-0.1866in" style:auto-text-indent="false" style:page-number="auto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ize="10.5pt" fo:font-style="normal" fo:font-weight="normal" officeooo:rsid="0017fb32" officeooo:paragraph-rsid="0017fb32" style:font-size-asian="9.14999961853027pt" style:font-style-asian="normal" style:font-weight-asian="normal" style:font-size-complex="10.5pt" style:font-style-complex="normal" style:font-weight-complex="normal"/>
    </style:style>
    <style:style style:name="P33" style:family="paragraph" style:parent-style-name="List_20_Paragraph" style:list-style-name="WWNum3" style:master-page-name="">
      <loext:graphic-properties draw:fill="none"/>
      <style:paragraph-properties fo:margin-left="0.5618in" fo:margin-right="0in" fo:margin-top="0in" fo:margin-bottom="0in" style:contextual-spacing="false" fo:line-height="100%" fo:text-align="start" style:justify-single-word="false" fo:orphans="2" fo:widows="2" fo:text-indent="-0.1866in" style:auto-text-indent="false" style:page-number="auto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ize="10.5pt" fo:font-style="normal" fo:font-weight="normal" officeooo:rsid="00139b1e" officeooo:paragraph-rsid="00139b1e" style:font-size-asian="9.14999961853027pt" style:font-style-asian="normal" style:font-weight-asian="normal" style:font-size-complex="10.5pt" style:font-style-complex="normal" style:font-weight-complex="normal"/>
    </style:style>
    <style:style style:name="P34" style:family="paragraph" style:parent-style-name="List_20_Paragraph" style:list-style-name="WWNum3">
      <loext:graphic-properties draw:fill="none"/>
      <style:paragraph-properties fo:margin-left="0.5618in" fo:margin-right="0in" fo:margin-top="0in" fo:margin-bottom="0in" style:contextual-spacing="false" fo:line-height="100%" fo:text-align="start" style:justify-single-word="false" fo:orphans="2" fo:widows="2" fo:text-indent="-0.1866in" style:auto-text-indent="false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ize="10.5pt" fo:font-style="normal" fo:font-weight="normal" officeooo:rsid="00139b1e" officeooo:paragraph-rsid="00139b1e" style:font-size-asian="9.14999961853027pt" style:font-style-asian="normal" style:font-weight-asian="normal" style:font-size-complex="10.5pt" style:font-style-complex="normal" style:font-weight-complex="normal"/>
    </style:style>
    <style:style style:name="P35" style:family="paragraph" style:parent-style-name="No_20_Spacing" style:list-style-name="L1">
      <loext:graphic-properties draw:fill="none"/>
      <style:paragraph-properties fo:margin-top="0in" fo:margin-bottom="0in" style:contextual-spacing="false" fo:line-height="100%" fo:text-align="start" style:justify-single-word="false" fo:orphans="2" fo:widows="2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tyle="normal" fo:font-weight="normal" officeooo:rsid="0019d31d" officeooo:paragraph-rsid="0019d31d" style:font-style-asian="normal" style:font-weight-asian="normal" style:font-style-complex="normal" style:font-weight-complex="normal"/>
    </style:style>
    <style:style style:name="P36" style:family="paragraph" style:parent-style-name="No_20_Spacing" style:list-style-name="L1">
      <loext:graphic-properties draw:fill="none"/>
      <style:paragraph-properties fo:margin-top="0in" fo:margin-bottom="0in" style:contextual-spacing="false" fo:line-height="100%" fo:text-align="start" style:justify-single-word="false" fo:orphans="2" fo:widows="2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tyle="normal" fo:font-weight="normal" officeooo:rsid="001aebc3" officeooo:paragraph-rsid="001aebc3" style:font-style-asian="normal" style:font-weight-asian="normal" style:font-style-complex="normal" style:font-weight-complex="normal"/>
    </style:style>
    <style:style style:name="P37" style:family="paragraph" style:parent-style-name="No_20_Spacing" style:list-style-name="L1">
      <loext:graphic-properties draw:fill="none"/>
      <style:paragraph-properties fo:margin-top="0in" fo:margin-bottom="0in" style:contextual-spacing="false" fo:line-height="100%" fo:text-align="start" style:justify-single-word="false" fo:orphans="2" fo:widows="2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tyle="normal" fo:font-weight="normal" officeooo:rsid="001fda12" officeooo:paragraph-rsid="001fda12" style:font-style-asian="normal" style:font-weight-asian="normal" style:font-style-complex="normal" style:font-weight-complex="normal"/>
    </style:style>
    <style:style style:name="P38" style:family="paragraph" style:parent-style-name="No_20_Spacing" style:list-style-name="L1">
      <loext:graphic-properties draw:fill="none"/>
      <style:paragraph-properties fo:margin-top="0in" fo:margin-bottom="0in" style:contextual-spacing="false" fo:line-height="100%" fo:text-align="start" style:justify-single-word="false" fo:orphans="2" fo:widows="2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tyle="normal" fo:font-weight="normal" officeooo:rsid="002073ce" officeooo:paragraph-rsid="002073ce" style:font-style-asian="normal" style:font-weight-asian="normal" style:font-style-complex="normal" style:font-weight-complex="normal"/>
    </style:style>
    <style:style style:name="P39" style:family="paragraph" style:parent-style-name="No_20_Spacing">
      <style:paragraph-properties fo:margin-left="0.25in" fo:margin-right="0in" fo:text-indent="-0.3752in" style:auto-text-indent="false"/>
      <style:text-properties style:font-name="Times New Roman" fo:font-size="10.5pt" fo:font-weight="bold" style:font-size-asian="10.5pt" style:font-weight-asian="bold" style:font-name-complex="Times New Roman1" style:font-size-complex="10.5pt"/>
    </style:style>
    <style:style style:name="P40" style:family="paragraph" style:parent-style-name="No_20_Spacing" style:list-style-name="L1">
      <loext:graphic-properties draw:fill="none"/>
      <style:paragraph-properties fo:margin-left="0.25in" fo:margin-right="0in" fo:margin-top="0in" fo:margin-bottom="0in" style:contextual-spacing="false" fo:line-height="100%" fo:text-align="start" style:justify-single-word="false" fo:orphans="2" fo:widows="2" fo:text-indent="-0.3752in" style:auto-text-indent="false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ize="10.5pt" fo:font-style="normal" fo:font-weight="normal" officeooo:rsid="001aebc3" officeooo:paragraph-rsid="001fda12" style:font-size-asian="10.5pt" style:font-style-asian="normal" style:font-weight-asian="normal" style:font-name-complex="Times New Roman1" style:font-size-complex="10.5pt" style:font-style-complex="normal" style:font-weight-complex="normal"/>
    </style:style>
    <style:style style:name="P41" style:family="paragraph" style:parent-style-name="No_20_Spacing">
      <loext:graphic-properties draw:fill="none"/>
      <style:paragraph-properties fo:margin-left="0.1874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weight="bold" officeooo:rsid="00125523" officeooo:paragraph-rsid="001fda12" style:font-weight-asian="bold" style:font-weight-complex="bold"/>
    </style:style>
    <style:style style:name="P42" style:family="paragraph" style:parent-style-name="No_20_Spacing">
      <loext:graphic-properties draw:fill="none"/>
      <style:paragraph-properties fo:margin-left="0.1874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7.25in" style:type="right"/>
        </style:tab-stops>
      </style:paragraph-properties>
      <style:text-properties style:font-name="Times New Roman" fo:font-style="italic" fo:font-weight="normal" officeooo:rsid="0019d31d" officeooo:paragraph-rsid="001fda12" style:font-style-asian="italic" style:font-weight-asian="normal" style:font-style-complex="italic" style:font-weight-complex="normal"/>
    </style:style>
    <style:style style:name="T1" style:family="text">
      <style:text-properties style:font-name="Times New Roman" fo:font-size="10.5pt" fo:font-weight="bold" style:font-size-asian="10.5pt" style:font-weight-asian="bold" style:font-name-complex="Times New Roman1" style:font-size-complex="10.5pt"/>
    </style:style>
    <style:style style:name="T2" style:family="text">
      <style:text-properties style:font-name="Times New Roman" fo:font-size="10.5pt" style:font-size-asian="10.5pt" style:font-name-complex="Times New Roman1" style:font-size-complex="10.5pt"/>
    </style:style>
    <style:style style:name="T3" style:family="text">
      <style:text-properties style:font-name="Times New Roman" fo:font-size="10.5pt" officeooo:rsid="0018ce7d" style:font-size-asian="10.5pt" style:font-name-complex="Times New Roman1" style:font-size-complex="10.5pt"/>
    </style:style>
    <style:style style:name="T4" style:family="text">
      <style:text-properties style:font-name="Times New Roman" fo:font-size="10.5pt" officeooo:rsid="0019d31d" style:font-size-asian="10.5pt" style:font-name-complex="Times New Roman1" style:font-size-complex="10.5pt"/>
    </style:style>
    <style:style style:name="T5" style:family="text">
      <style:text-properties style:font-name="Times New Roman" fo:font-size="10.5pt" officeooo:rsid="001aebc3" style:font-size-asian="10.5pt" style:font-name-complex="Times New Roman1" style:font-size-complex="10.5pt"/>
    </style:style>
    <style:style style:name="T6" style:family="text">
      <style:text-properties style:font-name="Times New Roman" fo:font-size="10.5pt" officeooo:rsid="001e4a8b" style:font-size-asian="10.5pt" style:font-name-complex="Times New Roman1" style:font-size-complex="10.5pt"/>
    </style:style>
    <style:style style:name="T7" style:family="text">
      <style:text-properties style:font-name="Times New Roman" fo:font-size="10.5pt" officeooo:rsid="002073ce" style:font-size-asian="10.5pt" style:font-name-complex="Times New Roman1" style:font-size-complex="10.5pt"/>
    </style:style>
    <style:style style:name="T8" style:family="text">
      <style:text-properties style:font-name="Times New Roman" fo:font-size="10.5pt" fo:font-style="italic" style:font-size-asian="10.5pt" style:font-style-asian="italic" style:font-name-complex="Times New Roman1" style:font-size-complex="10.5pt"/>
    </style:style>
    <style:style style:name="T9" style:family="text">
      <style:text-properties style:font-name="Times New Roman" fo:font-size="10.5pt" fo:font-weight="normal" style:font-size-asian="10.5pt" style:font-weight-asian="normal" style:font-name-complex="Times New Roman1" style:font-size-complex="10.5pt" style:font-weight-complex="normal"/>
    </style:style>
    <style:style style:name="T10" style:family="text">
      <style:text-properties style:font-name="Times New Roman" fo:font-size="10.5pt" fo:font-weight="normal" officeooo:rsid="001aebc3" style:font-size-asian="10.5pt" style:font-weight-asian="normal" style:font-name-complex="Times New Roman1" style:font-size-complex="10.5pt" style:font-weight-complex="normal"/>
    </style:style>
    <style:style style:name="T11" style:family="text">
      <style:text-properties style:font-name="Times New Roman" fo:font-size="10.5pt" fo:font-weight="normal" officeooo:rsid="001bf4e6" style:font-size-asian="10.5pt" style:font-weight-asian="normal" style:font-name-complex="Times New Roman1" style:font-size-complex="10.5pt" style:font-weight-complex="normal"/>
    </style:style>
    <style:style style:name="T12" style:family="text">
      <style:text-properties fo:color="#ff0000" loext:opacity="100%" style:font-name="Times New Roman" fo:font-size="10.5pt" style:font-size-asian="10.5pt" style:font-name-complex="Times New Roman1" style:font-size-complex="10.5pt"/>
    </style:style>
    <style:style style:name="T13" style:family="text">
      <style:text-properties fo:color="#000000" loext:opacity="100%" style:font-name="Times New Roman" fo:font-size="10.5pt" style:font-size-asian="10.5pt" style:font-name-complex="Times New Roman1" style:font-size-complex="10.5pt"/>
    </style:style>
    <style:style style:name="T14" style:family="text">
      <style:text-properties officeooo:rsid="0017fb32"/>
    </style:style>
    <style:style style:name="T15" style:family="text">
      <style:text-properties officeooo:rsid="0018ce7d"/>
    </style:style>
    <style:style style:name="T16" style:family="text">
      <style:text-properties officeooo:rsid="001aebc3"/>
    </style:style>
    <style:style style:name="T17" style:family="text">
      <style:text-properties officeooo:rsid="001fda12"/>
    </style:style>
    <style:style style:name="T18" style:family="text">
      <style:text-properties style:font-name-complex="Times New Roman1"/>
    </style:style>
    <style:style style:name="T19" style:family="text">
      <style:text-properties officeooo:rsid="001fda12" style:font-name-complex="Times New Roman1"/>
    </style:style>
    <style:style style:name="T20" style:family="text">
      <style:text-properties fo:font-size="10.5pt" style:font-size-asian="10.5pt" style:font-name-complex="Times New Roman1" style:font-size-complex="10.5pt"/>
    </style:style>
    <style:style style:name="T21" style:family="text">
      <style:text-properties fo:font-size="10.5pt" officeooo:rsid="0019d31d" style:font-size-asian="10.5pt" style:font-name-complex="Times New Roman1" style:font-size-complex="10.5pt"/>
    </style:style>
    <style:style style:name="T22" style:family="text">
      <style:text-properties fo:font-size="10.5pt" officeooo:rsid="001fda12" style:font-size-asian="10.5pt" style:font-name-complex="Times New Roman1" style:font-size-complex="10.5pt"/>
    </style:style>
    <style:style style:name="T23" style:family="text">
      <style:text-properties fo:font-size="10.5pt" fo:font-weight="normal" officeooo:rsid="001aebc3" style:font-size-asian="10.5pt" style:font-weight-asian="normal" style:font-name-complex="Times New Roman1" style:font-size-complex="10.5pt" style:font-weight-complex="normal"/>
    </style:style>
    <style:style style:name="T24" style:family="text">
      <style:text-properties fo:font-size="10.5pt" fo:font-weight="normal" officeooo:rsid="001fda12" style:font-size-asian="10.5pt" style:font-weight-asian="normal" style:font-name-complex="Times New Roman1" style:font-size-complex="10.5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74in" fo:text-indent="-0.25in" fo:margin-left="0.68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74in" fo:text-indent="-0.25in" fo:margin-left="0.93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874in" fo:text-indent="-0.25in" fo:margin-left="1.18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374in" fo:text-indent="-0.25in" fo:margin-left="1.43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874in" fo:text-indent="-0.25in" fo:margin-left="1.68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374in" fo:text-indent="-0.25in" fo:margin-left="1.93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874in" fo:text-indent="-0.25in" fo:margin-left="2.18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374in" fo:text-indent="-0.25in" fo:margin-left="2.43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874in" fo:text-indent="-0.25in" fo:margin-left="2.68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374in" fo:text-indent="-0.25in" fo:margin-left="2.9374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­­­­­Ryan You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Address</text:p>
            <text:p text:style-name="P26"><text:span text:style-name="T17">550 Park Ave W Unit 1245</text:span></text:p>
            <text:p text:style-name="P28">Denver, CO 80205</text:p>
          </table:table-cell>
          <table:table-cell table:style-name="Table1.A1" office:value-type="string">
            <text:p text:style-name="P21">ryanyoung1@hotmail.com</text:p>
            <text:p text:style-name="P23">rcyoung.net</text:p>
            <text:p text:style-name="P25">440/520-8141</text:p>
          </table:table-cell>
        </table:table-row>
      </table:table>
      <text:p text:style-name="P3"/>
      <text:p text:style-name="P3">EDUCATION:</text:p>
      <text:p text:style-name="P2"><text:span text:style-name="T1"><text:tab/>Bachelor of Science, Information Technology | Track: Software Development</text:span><text:span text:style-name="T12"><text:tab/></text:span><text:span text:style-name="T13">May 2020</text:span></text:p>
      <text:p text:style-name="P2"><text:span text:style-name="T8"><text:tab/>University of Cincinnati, Cincinnati, OH</text:span><text:span text:style-name="T1"><text:tab/></text:span></text:p>
      <text:p text:style-name="P4"><text:tab/>Awards and Honors: Dean’s List Spring 2017, Spring 2018</text:p>
      <text:p text:style-name="P5"/>
      <text:p text:style-name="P27">TECHNICAL SKILLS AND COMPETENCIES:</text:p>
      <text:p text:style-name="P7"><text:span text:style-name="T1">Software Technologies: </text:span><text:span text:style-name="T2">Java, </text:span><text:span text:style-name="T3">Spring Boot,</text:span><text:span text:style-name="T2"> <text:s/>Python, <text:s/>C++17, <text:s/>JavaScript, <text:s/>Linux , <text:s/></text:span><text:span text:style-name="T4">SQL</text:span><text:span text:style-name="T2">, <text:s/></text:span><text:span text:style-name="T4">Git</text:span><text:span text:style-name="T2">, <text:s/></text:span><text:span text:style-name="T6">Venafi,</text:span><text:span text:style-name="T2"> <text:s/></text:span><text:span text:style-name="T4">Cloud (AWS, Azure)</text:span><text:span text:style-name="T2">, <text:s/></text:span><text:span text:style-name="T4">Docker</text:span><text:span text:style-name="T2">, <text:s/></text:span><text:span text:style-name="T4">Kubernetes, </text:span><text:span text:style-name="T7">Ansible, Terraform (IaC)</text:span></text:p>
      <text:p text:style-name="P6"><text:span text:style-name="T1">Hardware Technologies: </text:span><text:span text:style-name="T2">ESP32, Raspberry Pi, x86, </text:span><text:span text:style-name="T3">IBM Mainframe, </text:span><text:span text:style-name="T5">F5, AVI</text:span></text:p>
      <text:p text:style-name="P6"><text:span text:style-name="T1">Software Development:</text:span><text:span text:style-name="T2"> Agile Development Lifecycle, Scrum, Unit Testing, Object Oriented Design</text:span></text:p>
      <text:p text:style-name="P8"><text:span text:style-name="T1">Photo Editing:</text:span><text:span text:style-name="T2"> Adobe Photoshop, Adobe Illustrator</text:span></text:p>
      <text:p text:style-name="P9"/>
      <text:p text:style-name="P12">EXPERIENCE:</text:p>
      <text:p text:style-name="P41"><text:span text:style-name="T22">DevOps</text:span><text:span text:style-name="T21"> Engineer</text:span><text:span text:style-name="T20"> | Full Time<text:tab/></text:span><text:span text:style-name="T24">July</text:span><text:span text:style-name="T23"> 202</text:span><text:span text:style-name="T24">2</text:span><text:span text:style-name="T23"> – Current</text:span></text:p>
      <text:p text:style-name="P42"><text:span text:style-name="T17">CE Broker &amp; Evercheck</text:span>, <text:span text:style-name="T17">Boulder, CO</text:span></text:p>
      <text:list xml:id="list832182084" text:style-name="L1">
        <text:list-item>
          <text:p text:style-name="P37">Supported IT infrasture and deployments for Evercheck’s 70 applications</text:p>
        </text:list-item>
        <text:list-item>
          <text:p text:style-name="P37">Leveraged python scripts to reduce data retrieval time for operation’s team</text:p>
        </text:list-item>
        <text:list-item>
          <text:p text:style-name="P38">Lead team on important design decisions for CICD deployements to reduce toil</text:p>
          <text:p text:style-name="P40"/>
        </text:list-item>
      </text:list>
      <text:p text:style-name="P15"><text:span text:style-name="T4">Systems Engineer</text:span><text:span text:style-name="T2"> | Full Time<text:tab/></text:span><text:span text:style-name="T10">June 2020 – </text:span><text:span text:style-name="T24">July 2022</text:span></text:p>
      <text:p text:style-name="P16">Fidelity <text:span text:style-name="T16">Investments</text:span>, Covington, KY</text:p>
      <text:list xml:id="list225426530793121" text:continue-numbering="true" text:style-name="L1">
        <text:list-item>
          <text:p text:style-name="P35">Maintained and supported IT infrastructure for over <text:span text:style-name="T16">3</text:span>00 applications</text:p>
        </text:list-item>
        <text:list-item>
          <text:p text:style-name="P35">Created automated deployment pipelines for non-production and production environments</text:p>
        </text:list-item>
        <text:list-item>
          <text:p text:style-name="P36">Engaged in effective communication with customers to achieve successful provisioning of applications</text:p>
        </text:list-item>
        <text:list-item>
          <text:p text:style-name="P36">On-call support 9AM – 9-PM rotation for application incidents and production deployments</text:p>
          <text:p text:style-name="P36"/>
        </text:list-item>
      </text:list>
      <text:p text:style-name="P19"><text:span text:style-name="T2">Software Engineer Intern | Full Time<text:tab/></text:span><text:span text:style-name="T10">May</text:span><text:span text:style-name="T9"> 201</text:span><text:span text:style-name="T10">9 – </text:span><text:span text:style-name="T11">June</text:span><text:span text:style-name="T10"> 2020</text:span></text:p>
      <text:p text:style-name="P18"><text:span text:style-name="T14">Worldpay</text:span>, <text:span text:style-name="T14">Mason</text:span>, OH</text:p>
      <text:list xml:id="list1778541986" text:style-name="WWNum3">
        <text:list-item>
          <text:p text:style-name="P29">Created and tested batch jobs to integrate Worldpay systems with FIS settlement systems</text:p>
          <text:list>
            <text:list-item>
              <text:p text:style-name="P32">Programs are written in <text:span text:style-name="T15">IBM 370 Assembler</text:span></text:p>
            </text:list-item>
          </text:list>
        </text:list-item>
      </text:list>
      <text:p text:style-name="P1"/>
      <text:p text:style-name="P20"><text:span text:style-name="T2">Software Engineer Intern | Full Time<text:tab/></text:span><text:span text:style-name="T10">Spring</text:span><text:span text:style-name="T9"> 201</text:span><text:span text:style-name="T10">9</text:span></text:p>
      <text:p text:style-name="P17">Siemens Software, Milford, OH</text:p>
      <text:list xml:id="list225426459254853" text:continue-numbering="true" text:style-name="WWNum3">
        <text:list-item>
          <text:p text:style-name="P30"><text:span text:style-name="T18">Developed new features on front-end and back-end applications </text:span><text:span text:style-name="T19">part of Solution Link</text:span></text:p>
        </text:list-item>
        <text:list-item>
          <text:p text:style-name="P33">Assisted and trained interns on the team</text:p>
        </text:list-item>
        <text:list-item>
          <text:p text:style-name="P34">Coordinated work and communication with the primary team in Italy</text:p>
        </text:list-item>
      </text:list>
      <text:p text:style-name="P12"/>
      <text:p text:style-name="P14"><text:span text:style-name="T1">Software Developer Intern | Full Time<text:tab/></text:span><text:span text:style-name="T2">Fall 2017 &amp; Summer 2018<text:line-break/></text:span><text:span text:style-name="T8">U.S. Bancorp, Cincinnati, OH</text:span></text:p>
      <text:list xml:id="list225425673919689" text:continue-numbering="true" text:style-name="WWNum3">
        <text:list-item>
          <text:p text:style-name="P31"><text:span text:style-name="T17">Implemented new features and patch security vulnerbilites in</text:span> <text:span text:style-name="T17">the</text:span> Singlepoint Web app using Java and JSP. </text:p>
        </text:list-item>
        <text:list-item>
          <text:p text:style-name="P31">Created a Web Tester application for SinglePoint to validate a successful deployment of the SinglePoint web app.</text:p>
        </text:list-item>
        <text:list-item>
          <text:p text:style-name="P31">Made SQL queries in DB2 for customer auditing.</text:p>
        </text:list-item>
        <text:list-item>
          <text:p text:style-name="P31">Designed a Web Scraper to grab information from SinglePoint and output it into a CSV file.</text:p>
        </text:list-item>
      </text:list>
      <text:p text:style-name="P13">PROJECTS:</text:p>
      <text:p text:style-name="P11"><text:span text:style-name="T1"><text:tab/>QuickBite: </text:span><text:span text:style-name="T2">Android app, finds least busy restaurants around. Built with Java</text:span></text:p>
      <text:p text:style-name="P11"><text:span text:style-name="T1"><text:tab/>Chip8Emu: </text:span><text:span text:style-name="T2">Chip 8 Emulator implementation, plays games written for chip8. Built with C++</text:span></text:p>
      <text:p text:style-name="P10"><text:span text:style-name="T1"><text:tab/>SmartWatch:</text:span><text:span text:style-name="T2"> Watch implemented with ESP32 and small OLED screen. Built with C and C++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8752in"/>
        </style:list-level-properties>
        <style:text-properties style:font-name="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style:font-name="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style:font-name="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8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ung Bridges, Ellie (rungbree)</meta:initial-creator>
    <meta:editing-cycles>8</meta:editing-cycles>
    <meta:print-date>2018-02-08T14:52:00</meta:print-date>
    <meta:creation-date>2018-09-12T12:59:00</meta:creation-date>
    <dc:date>2023-04-12T22:51:44.393000000</dc:date>
    <meta:editing-duration>PT13M56S</meta:editing-duration>
    <meta:generator>LibreOffice/7.1.4.2$Windows_X86_64 LibreOffice_project/a529a4fab45b75fefc5b6226684193eb000654f6</meta:generator>
    <meta:document-statistic meta:table-count="1" meta:image-count="0" meta:object-count="0" meta:page-count="1" meta:paragraph-count="48" meta:word-count="402" meta:character-count="2644" meta:non-whitespace-character-count="2289"/>
    <meta:user-defined meta:name="AppVersion">16.0000</meta:user-defined>
    <meta:template xlink:type="simple" xlink:actuate="onRequest" xlink:title="Normal.dotm" xlink:href=""/>
  </office:meta>
</office:document-meta>
</file>